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7a06"/>
    </style:style>
    <style:style style:name="P2" style:family="paragraph" style:parent-style-name="Standard">
      <style:paragraph-properties fo:line-height="135%"/>
    </style:style>
    <style:style style:name="P3" style:family="paragraph" style:parent-style-name="Standard">
      <style:text-properties fo:font-weight="normal" officeooo:paragraph-rsid="000d7a06" style:font-weight-asian="normal" style:font-weight-complex="normal"/>
    </style:style>
    <style:style style:name="T1" style:family="text">
      <style:text-properties officeooo:rsid="000d7a06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bold" officeooo:rsid="000d7a06" style:font-weight-asian="bold" style:font-weight-complex="bold"/>
    </style:style>
    <style:style style:name="T4" style:family="text">
      <style:text-properties fo:font-style="italic" officeooo:rsid="000d7a06"/>
    </style:style>
    <style:style style:name="T5" style:family="text">
      <style:text-properties fo:font-style="italic" fo:font-weight="normal" officeooo:rsid="000d7a06" style:font-weight-asian="normal" style:font-weight-complex="normal"/>
    </style:style>
    <style:style style:name="T6" style:family="text">
      <style:text-properties officeooo:rsid="000e7b14"/>
    </style:style>
    <style:style style:name="T7" style:family="text">
      <style:text-properties fo:font-weight="bold" officeooo:rsid="000d7a06" style:font-weight-asian="bold" style:font-weight-complex="bold"/>
    </style:style>
    <style:style style:name="T8" style:family="text">
      <style:text-properties fo:font-weight="normal" officeooo:rsid="000d7a0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References</text:span></text:p>
      <text:p text:style-name="P3"/>
      <text:p text:style-name="P1"><text:span text:style-name="T8">Donnegon, Joseph A., Sarah L. Buttler, Walter Grabowiecki, Bruce A. Hiserote, and David Limtiaco. 2004. </text:span><text:span text:style-name="T5">Guam’s Forest Resources: Inventory and Analysis, 2002</text:span><text:span text:style-name="T8">. PNW-RB-243. </text:span><text:a xlink:type="simple" xlink:href="http://www.fs.fed.us/pnw/pubs/pnw_rb243.pdf" text:style-name="Internet_20_link" text:visited-style-name="Visited_20_Internet_20_Link"><text:span text:style-name="T8">http://www.fs.fed.us/pnw/pubs/pnw_rb243.pdf</text:span></text:a></text:p>
      <text:p text:style-name="P3"/>
      <text:p text:style-name="P1"><text:span text:style-name="T8">Lazaro, Michelle, Olaf Kuegler, Sharon Stanton, Ashley Lehman, Joseph Mafnas, and Mikhail Yatskov. 2020. “Guam’s Forest Resources: Forest Inventory and Analysis, 2013.” </text:span><text:span text:style-name="T5">Resour. Bull. PNW-RB-270. Portland, OR: U.S. Department of Agriculture, Forest Service, Pacific Northwest Research Station. 43 p.</text:span><text:span text:style-name="T8"> 270. </text:span><text:a xlink:type="simple" xlink:href="https://doi.org/10.2737/PNW-RB-270" text:style-name="Internet_20_link" text:visited-style-name="Visited_20_Internet_20_Link"><text:span text:style-name="T8">https://doi.org/10.2737/PNW-RB-270</text:span></text:a></text:p>
      <text:p text:style-name="P3"/>
      <text:p text:style-name="P1"><text:span text:style-name="T8">Paudel, Sulav, Sarah Mansfield, Laura Villamizar, Trevor Jackson, and Sean Marshall. 2021. “Can Biological Control Overcome the Threat From Newly Invasive Coconut Rhinoceros Beetle Populations (Coleoptera: Scarabaeidae)? A Review.” </text:span><text:span text:style-name="T5">Annals of the Entomological Society of America</text:span><text:span text:style-name="T8"> 20 (February): 1–10. </text:span><text:a xlink:type="simple" xlink:href="https://doi.org/10.1093/aesa/saaa057" text:style-name="Internet_20_link" text:visited-style-name="Visited_20_Internet_20_Link"><text:span text:style-name="T8">https://doi.org/10.1093/aesa/saaa057</text:span></text:a></text:p>
      <text:p text:style-name="P3"/>
      <text:p text:style-name="P1"><text:span text:style-name="T8">Stone, B. C. 1970. “The Flora of Guam: A Manual for the Identification of Vascular Plants of the Island.” </text:span><text:span text:style-name="T5">Micronesica</text:span><text:span text:style-name="T8"> 6: 1–659. </text:span><text:a xlink:type="simple" xlink:href="https://micronesica.org/file/229/download?token=n_iJauQ1" text:style-name="Internet_20_link" text:visited-style-name="Visited_20_Internet_20_Link"><text:span text:style-name="T8">https://micronesica.org/file/229/download?token=n_iJauQ1</text:span></text:a></text:p>
      <text:p text:style-name="P1"><text:span text:style-name="T8"/></text:p>
      <text:p text:style-name="P1"><text:span text:style-name="T8"/></text:p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ibliography_20_1" style:display-name="Bibliography 1" style:family="paragraph" style:parent-style-name="Index" style:class="index">
      <style:paragraph-properties fo:margin-left="0.5in" fo:margin-right="0in" fo:margin-top="0in" fo:margin-bottom="0.1665in" style:contextual-spacing="false" style:line-height-at-least="0.1665in" fo:text-indent="-0.5in" style:auto-text-indent="false">
        <style:tab-stops/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7T08:13:43.277371176</meta:creation-date>
    <dc:date>2025-08-17T11:19:19.942303944</dc:date>
    <meta:editing-duration>PT2H16M3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5" meta:word-count="131" meta:character-count="1082" meta:non-whitespace-character-count="958"/>
    <meta:user-defined meta:name="ZOTERO_PREF_1">&lt;data data-version="3" zotero-version="7.0.21"&gt;&lt;session id="Jah2ZuhM"/&gt;&lt;style id="http://www.zotero.org/styles/chicago-author-date" locale="en-US" hasBibliography="1" bibliographyStyleHasBeenSet="1"/&gt;&lt;prefs&gt;&lt;pref name="fieldType" value="ReferenceMark"/&gt;&lt;p</meta:user-defined>
    <meta:user-defined meta:name="ZOTERO_PREF_2">ref name="automaticJournalAbbreviations" value="true"/&gt;&lt;/prefs&gt;&lt;/data&gt;</meta:user-defined>
  </office:meta>
</office:document-meta>
</file>